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style:font-name-asian="Times New Roman2" style:font-name-complex="Times New Roman2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name-asian="Times New Roman2" style:font-name-complex="Times New Roman2"/>
    </style:style>
    <style:style style:name="T9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7cm" svg:height="0.48cm" draw:z-index="0"><draw:image xlink:href="../images/0168.png" xlink:type="simple" xlink:show="embed" xlink:actuate="onLoad"/></draw:frame></text:p>
          </table:table-cell>
          <table:table-cell table:style-name="Table1.B1" office:value-type="string">
            <text:h text:style-name="P6" text:outline-level="1">Счётчик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7">C</text:span><text:span text:style-name="T1">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87cm" svg:height="1.769cm" draw:z-index="1"><draw:image xlink:href="../images/0168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реализует обработку вектора (подсчёт импульсов) действительных входных сигналов по алгоритму одного из следующих вариантов:</text:p>
            <text:p text:style-name="P4"><text:span text:style-name="T2">Вариант 1</text:span><text:span text:style-name="T1"> (опция </text:span><text:span text:style-name="T4">Внутри диапазона</text:span><text:span text:style-name="T1">):</text:span></text:p>
            <text:p text:style-name="P4"><text:span text:style-name="T1">Если в процессе моделирования значение какого-то действительного сигнала в векторе входных сигналов </text:span><text:span text:style-name="T3">вошло</text:span><text:span text:style-name="T1"> </text:span><text:span text:style-name="T2">в пределы</text:span><text:span text:style-name="T1"> </text:span><text:span text:style-name="T3">заданного диапазона</text:span><text:span text:style-name="T1"> </text:span><text:span text:style-name="T1"><draw:frame draw:style-name="fr3" draw:name="Object1" text:anchor-type="as-char" svg:width="2.544cm" svg:height="0.62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">, то к имеющемуся на этот момент показанию счетчика по этому сигналу добавляется число </text:span><text:span text:style-name="T2">1</text:span><text:span text:style-name="T1">. Это означает, что соответствующий элемент в векторном выходном сигнале блока увеличивается на </text:span><text:span text:style-name="T2">1</text:span><text:span text:style-name="T5">:</text:span></text:p>
            <text:p text:style-name="P5"><text:span text:style-name="T1"><draw:frame draw:style-name="fr3" draw:name="Object2" text:anchor-type="as-char" svg:width="11.934cm" svg:height="1.265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">,</text:span></text:p>
            <text:p text:style-name="P4"><text:span text:style-name="T6">где </text:span><text:span text:style-name="T9">y(t)</text:span><text:span text:style-name="T8"> </text:span><text:span text:style-name="T6">– выходной векторный сигнал блока, <text:s/></text:span><text:span text:style-name="T9">x(t)</text:span><text:span text:style-name="T8"> </text:span><text:span text:style-name="T6">– входной векторный сигнал.</text:span></text:p>
            <text:p text:style-name="P4"><text:span text:style-name="T2">Вариант 2</text:span><text:span text:style-name="T1"> (опция </text:span><text:span text:style-name="T4">Вне диапазона</text:span><text:span text:style-name="T1">):</text:span></text:p>
            <text:p text:style-name="P4"><text:span text:style-name="T1">Если в процессе расчета значение какого-то действительного сигнала в векторе входных сигналов </text:span><text:span text:style-name="T3">вышло</text:span><text:span text:style-name="T1"> </text:span><text:span text:style-name="T2">за пределы</text:span><text:span text:style-name="T1"> </text:span><text:span text:style-name="T3">заданного диапазона</text:span><text:span text:style-name="T1"> </text:span><text:span text:style-name="T1"><draw:frame draw:style-name="fr3" draw:name="Object3" text:anchor-type="as-char" svg:width="2.544cm" svg:height="0.621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">, то к имеющемуся на этот момент показанию счетчика по этому сигналу добавляется число </text:span><text:span text:style-name="T2">1</text:span><text:span text:style-name="T1">. Это означает, что соответствующий элемент в векторном выходном сигнале блока увеличивается на </text:span><text:span text:style-name="T2">1</text:span><text:span text:style-name="T5">:</text:span></text:p>
            <text:p text:style-name="P5"><text:span text:style-name="T1"><draw:frame draw:style-name="fr3" draw:name="Object4" text:anchor-type="as-char" svg:width="11.934cm" svg:height="1.265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.</text:span></text:p>
            <text:p text:style-name="P4"><text:span text:style-name="T11">Свойства</text:span>:</text:p>
            <text:list xml:id="list877415110706097016" text:style-name="L1">
              <text:list-item>
                <text:p text:style-name="P7">Нижний предел нечувствительности –<text:span text:style-name="T7"><draw:frame draw:style-name="fr3" draw:name="Object5" text:anchor-type="as-char" svg:width="0.94cm" svg:height="0.62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.</text:p>
              </text:list-item>
              <text:list-item>
                <text:p text:style-name="P7">Верхний предел нечувствительности –<text:span text:style-name="T7"><draw:frame draw:style-name="fr3" draw:name="Object6" text:anchor-type="as-char" svg:width="0.997cm" svg:height="0.62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.</text:p>
              </text:list-item>
              <text:list-item>
                <text:p text:style-name="P7">Счётчик если вход – <text:span text:style-name="T1">указатель вариантов работы блока. Счетчик считает, если входной сигнал попадает в область </text:span><text:span text:style-name="T10">Внутри диапазона</text:span> или <text:span text:style-name="T10">Вне диапазона</text:span>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чётчик</dc:title>
    <dc:date>2014-12-16T20:52:16.59</dc:date>
    <meta:generator>OpenOffice/4.1.1$Win32 OpenOffice.org_project/411m6$Build-9775</meta:generator>
    <meta:editing-duration>PT2H27M18S</meta:editing-duration>
    <meta:editing-cycles>112</meta:editing-cycles>
    <meta:document-statistic meta:table-count="1" meta:image-count="2" meta:object-count="6" meta:page-count="1" meta:paragraph-count="18" meta:word-count="174" meta:character-count="1194"/>
  </office:meta>
</office:document-meta>
</file>

<file path=Object 1/content.xml><?xml version="1.0" encoding="utf-8"?>
<math xmlns="http://www.w3.org/1998/Math/MathML">
  <semantics>
    <mrow>
      <mrow>
        <mo stretchy="false">[</mo>
        <mrow>
          <msub>
            <mi>x</mi>
            <mi mathvariant="italic">min</mi>
          </msub>
          <mn>...</mn>
          <msub>
            <mi>x</mi>
            <mi mathvariant="italic">max</mi>
          </msub>
        </mrow>
        <mo stretchy="false">]</mo>
      </mrow>
    </mrow>
    <annotation encoding="StarMath 5.0">[x_min ... x_max]</annotation>
  </semantics>
</math>
</file>

<file path=Object 2/content.xml><?xml version="1.0" encoding="utf-8"?>
<math xmlns="http://www.w3.org/1998/Math/MathML">
  <semantics>
    <mtable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y</mi>
                <mi>i</mi>
              </msub>
            </mrow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+</mo>
              <mn>1,</mn>
            </mrow>
            <mi/>
            <mi mathvariant="italic">если</mi>
            <mi/>
            <msub>
              <mi>x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&gt;</mo>
              <msub>
                <mi>x</mi>
                <mi mathvariant="italic">min</mi>
              </msub>
            </mrow>
            <mi/>
            <mi>и</mi>
            <mi/>
            <msub>
              <mi>x</mi>
              <mi>i</mi>
            </msub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≤</mo>
              <msub>
                <mi>x</mi>
                <mi mathvariant="italic">min</mi>
              </msub>
            </mrow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y</mi>
                <mi>i</mi>
              </msub>
            </mrow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+</mo>
              <mn>1,</mn>
            </mrow>
            <mi/>
            <mi mathvariant="italic">если</mi>
            <mi/>
            <msub>
              <mi>x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&lt;</mo>
              <msub>
                <mi>x</mi>
                <mi mathvariant="italic">max</mi>
              </msub>
            </mrow>
            <mi/>
            <mi>и</mi>
            <mi/>
            <msub>
              <mi>x</mi>
              <mi>i</mi>
            </msub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≥</mo>
              <msub>
                <mi>x</mi>
                <mi mathvariant="italic">max</mi>
              </msub>
            </mrow>
          </mrow>
        </mtd>
      </mtr>
    </mtable>
    <annotation encoding="StarMath 5.0">y_i(t) = y_i(t- %DELTA t) + 1, ~ если ~ x_i(t)&gt;x_min ~ и ~ x_i(t- %DELTA t)&lt;=x_min
newline
y_i(t) = y_i(t- %DELTA t) + 1, ~ если ~ x_i(t)&lt;x_max ~ и ~ x_i(t- %DELTA t)&gt;=x_max</annotation>
  </semantics>
</math>
</file>

<file path=Object 3/content.xml><?xml version="1.0" encoding="utf-8"?>
<math xmlns="http://www.w3.org/1998/Math/MathML">
  <semantics>
    <mrow>
      <mrow>
        <mo stretchy="false">[</mo>
        <mrow>
          <msub>
            <mi>x</mi>
            <mi mathvariant="italic">min</mi>
          </msub>
          <mn>...</mn>
          <msub>
            <mi>x</mi>
            <mi mathvariant="italic">max</mi>
          </msub>
        </mrow>
        <mo stretchy="false">]</mo>
      </mrow>
    </mrow>
    <annotation encoding="StarMath 5.0">[x_min ... x_max]</annotation>
  </semantics>
</math>
</file>

<file path=Object 4/content.xml><?xml version="1.0" encoding="utf-8"?>
<math xmlns="http://www.w3.org/1998/Math/MathML">
  <semantics>
    <mtable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y</mi>
                <mi>i</mi>
              </msub>
            </mrow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+</mo>
              <mn>1,</mn>
            </mrow>
            <mi/>
            <mi mathvariant="italic">если</mi>
            <mi/>
            <msub>
              <mi>x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&gt;</mo>
              <msub>
                <mi>x</mi>
                <mi mathvariant="italic">max</mi>
              </msub>
            </mrow>
            <mi/>
            <mi>и</mi>
            <mi/>
            <msub>
              <mi>x</mi>
              <mi>i</mi>
            </msub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≤</mo>
              <msub>
                <mi>x</mi>
                <mi mathvariant="italic">max</mi>
              </msub>
            </mrow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y</mi>
                <mi>i</mi>
              </msub>
            </mrow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+</mo>
              <mn>1,</mn>
            </mrow>
            <mi/>
            <mi mathvariant="italic">если</mi>
            <mi/>
            <msub>
              <mi>x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&lt;</mo>
              <msub>
                <mi>x</mi>
                <mi mathvariant="italic">min</mi>
              </msub>
            </mrow>
            <mi/>
            <mi>и</mi>
            <mi/>
            <msub>
              <mi>x</mi>
              <mi>i</mi>
            </msub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≥</mo>
              <msub>
                <mi>x</mi>
                <mi mathvariant="italic">min</mi>
              </msub>
            </mrow>
          </mrow>
        </mtd>
      </mtr>
    </mtable>
    <annotation encoding="StarMath 5.0">y_i(t) = y_i(t- %DELTA t) + 1, ~ если ~ x_i(t)&gt;x_max ~ и ~ x_i(t- %DELTA t)&lt;=x_max
newline
y_i(t) = y_i(t- %DELTA t) + 1, ~ если ~ x_i(t)&lt;x_min ~ и ~ x_i(t- %DELTA t)&gt;=x_min</annotation>
  </semantics>
</math>
</file>

<file path=Object 7/content.xml><?xml version="1.0" encoding="utf-8"?>
<math xmlns="http://www.w3.org/1998/Math/MathML">
  <semantics>
    <mrow>
      <msub>
        <mi>x</mi>
        <mi mathvariant="italic">min</mi>
      </msub>
    </mrow>
    <annotation encoding="StarMath 5.0">x_min</annotation>
  </semantics>
</math>
</file>

<file path=Object 8/content.xml><?xml version="1.0" encoding="utf-8"?>
<math xmlns="http://www.w3.org/1998/Math/MathML">
  <semantics>
    <mrow>
      <msub>
        <mi>x</mi>
        <mi mathvariant="italic">max</mi>
      </msub>
    </mrow>
    <annotation encoding="StarMath 5.0">x_max</annotation>
  </semantics>
</math>
</file>